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404cm" svg:height="8.102cm" svg:x="0.5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4:29:26.003797690</dc:date>
    <meta:editing-duration>PT3M45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05cm" svg:height="8.103cm" xlink:href="." xlink:type="simple" chart:class="chart:scatter" chart:style-name="ch1">
        <chart:plot-area chart:style-name="ch2" chart:data-source-has-labels="both" svg:x="0.288cm" svg:y="0.162cm" svg:width="13.829cm" svg:height="7.779cm">
          <chartooo:coordinate-region svg:x="0.83cm" svg:y="0.361cm" svg:width="13.193cm" svg:height="7.381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